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Company name</text:p>
          </table:table-cell>
          <table:table-cell office:value-type="string">
            <text:p>Company phone number</text:p>
          </table:table-cell>
          <table:table-cell office:value-type="string">
            <text:p>Company|websit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 vat no</text:p>
          </table:table-cell>
          <table:table-cell office:value-type="string">
            <text:p>Company ean number</text:p>
          </table:table-cell>
          <table:table-cell office:value-type="string">
            <text:p>Contact name</text:p>
          </table:table-cell>
          <table:table-cell office:value-type="string">
            <text:p>Contact title</text:p>
          </table:table-cell>
          <table:table-cell office:value-type="string">
            <text:p>Direct phone number</text:p>
          </table:table-cell>
          <table:table-cell office:value-type="string">
            <text:p>Phone number</text:p>
          </table:table-cell>
          <table:table-cell office:value-type="string">
            <text:p>Email address</text:p>
          </table:table-cell>
          <table:table-cell office:value-type="string">
            <text:p>Linkedin url</text:p>
          </table:table-cell>
          <table:table-cell office:value-type="string">
            <text:p>Facebook url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Bon Jovi inc.</text:p>
          </table:table-cell>
          <table:table-cell office:value-type="string">
            <text:p>888 112 11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 table:number-columns-repeated="2"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ite </text:p>
          </table:table-cell>
        </table:table-row>
        <table:table-row table:style-name="ro1">
          <table:table-cell office:value-type="string">
            <text:p>Mleko company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22">
            <text:p>2222</text:p>
          </table:table-cell>
          <table:table-cell office:value-type="string">
            <text:p>Denmark</text:p>
          </table:table-cell>
          <table:table-cell/>
          <table:table-cell office:value-type="float" office:value="312312312">
            <text:p>312312312</text:p>
          </table:table-cell>
          <table:table-cell office:value-type="float" office:value="77777">
            <text:p>77777</text:p>
          </table:table-cell>
          <table:table-cell office:value-type="float" office:value="12312">
            <text:p>12312</text:p>
          </table:table-cell>
          <table:table-cell/>
          <table:table-cell office:value-type="float" office:value="888888888">
            <text:p>888888888</text:p>
          </table:table-cell>
          <table:table-cell office:value-type="float" office:value="99999999">
            <text:p>99999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/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 table:number-columns-repeated="2"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we </text:p>
          </table:table-cell>
        </table:table-row>
        <table:table-row table:style-name="ro1">
          <table:table-cell office:value-type="string">
            <text:p>PHU Sciemkata</text:p>
          </table:table-cell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table:number-columns-repeated="2"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 table:number-columns-repeated="2"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dfg dg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16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29T16:02:16</dc:date>
    <dc:creator>tgn </dc:creator>
    <meta:editing-duration>PT00H06M41S</meta:editing-duration>
    <meta:editing-cycles>7</meta:editing-cycles>
    <meta:document-statistic meta:table-count="1" meta:cell-count="82" meta:object-count="0"/>
  </office:meta>
</office:document-meta>
</file>